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bbc6" officeooo:paragraph-rsid="0019bbc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4d1c" officeooo:paragraph-rsid="0019bbc6" style:font-weight-asian="bold" style:font-weight-complex="bold"/>
    </style:style>
    <style:style style:name="P3" style:family="paragraph" style:parent-style-name="Standard" style:list-style-name="L1">
      <style:text-properties fo:font-weight="normal" officeooo:rsid="0019bbc6" officeooo:paragraph-rsid="0019bbc6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b6ca6" officeooo:paragraph-rsid="001b6ca6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cf6c0" officeooo:paragraph-rsid="001cf6c0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d8a31" officeooo:paragraph-rsid="001d8a31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f4d40" officeooo:paragraph-rsid="001f4d40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21c366" officeooo:paragraph-rsid="0021c366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227125" officeooo:paragraph-rsid="00227125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237c8b" officeooo:paragraph-rsid="00237c8b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24853d" officeooo:paragraph-rsid="0024853d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254236" officeooo:paragraph-rsid="00254236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2593f4" officeooo:paragraph-rsid="002593f4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2852cc" officeooo:paragraph-rsid="002852cc" style:font-weight-asian="normal" style:font-weight-complex="normal"/>
    </style:style>
    <style:style style:name="T1" style:family="text">
      <style:text-properties officeooo:rsid="001fe441"/>
    </style:style>
    <style:style style:name="T2" style:family="text">
      <style:text-properties officeooo:rsid="002919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ction to Scientific Computing NCAS</text:p>
      <text:p text:style-name="P2"/>
      <text:p text:style-name="P2">Course Notes</text:p>
      <text:p text:style-name="P2"/>
      <text:p text:style-name="P1">Python</text:p>
      <text:list xml:id="list7756198358055623420" text:style-name="L1">
        <text:list-item>
          <text:p text:style-name="P3">Basics</text:p>
          <text:list>
            <text:list-item>
              <text:p text:style-name="P4">The back end is based on OOP</text:p>
            </text:list-item>
            <text:list-item>
              <text:p text:style-name="P5">3 /// 2 is equivalent to round(3/2)</text:p>
            </text:list-item>
          </text:list>
        </text:list-item>
        <text:list-item>
          <text:p text:style-name="P4">Libraries</text:p>
          <text:list>
            <text:list-item>
              <text:p text:style-name="P4">IRIS is a tool from the UK Met office for atmospheric data analysis</text:p>
            </text:list-item>
          </text:list>
        </text:list-item>
        <text:list-item>
          <text:p text:style-name="P6">In-place forms</text:p>
          <text:list>
            <text:list-item>
              <text:p text:style-name="P6">+= add another value to the current</text:p>
            </text:list-item>
            <text:list-item>
              <text:p text:style-name="P6">%= returns the remainers <text:span text:style-name="T1">so its equivalent to mod()</text:span></text:p>
            </text:list-item>
          </text:list>
        </text:list-item>
        <text:list-item>
          <text:p text:style-name="P6">Comparisons</text:p>
          <text:list>
            <text:list-item>
              <text:p text:style-name="P6">Double = is equality (==)</text:p>
            </text:list-item>
          </text:list>
        </text:list-item>
        <text:list-item>
          <text:p text:style-name="P7">if x&gt;3: has to be a Boolean</text:p>
        </text:list-item>
        <text:list-item>
          <text:p text:style-name="P7">while my_list: loop until the list is empty</text:p>
        </text:list-item>
        <text:list-item>
          <text:p text:style-name="P8">if and is equivalent to if &amp;</text:p>
        </text:list-item>
        <text:list-item>
          <text:p text:style-name="P8">if or is equivalent to if |</text:p>
        </text:list-item>
        <text:list-item>
          <text:p text:style-name="P8">if not is equivalent to if !()</text:p>
        </text:list-item>
        <text:list-item>
          <text:p text:style-name="P9">Indexes in python start from 0 !!!!!</text:p>
        </text:list-item>
        <text:list-item>
          <text:p text:style-name="P9">len(list) is equivalent to length(array)</text:p>
        </text:list-item>
        <text:list-item>
          <text:p text:style-name="P9">var[-1] is the last element</text:p>
        </text:list-item>
        <text:list-item>
          <text:p text:style-name="P9">lists can point to other lists, making them sublists</text:p>
        </text:list-item>
        <text:list-item>
          <text:p text:style-name="P10">use the for loop to go trough an entire list</text:p>
        </text:list-item>
        <text:list-item>
          <text:p text:style-name="P11">del list[index] removes the index, but the len(list) is changing, so a for loop is better to clean it out</text:p>
        </text:list-item>
        <text:list-item>
          <text:p text:style-name="P12">list.append() is equivalent to horzcat ????</text:p>
        </text:list-item>
        <text:list-item>
          <text:p text:style-name="P12">python doesn't count the last index!!</text:p>
        </text:list-item>
        <text:list-item>
          <text:p text:style-name="P12">loop with the range and manipulate the list!</text:p>
        </text:list-item>
        <text:list-item>
          <text:p text:style-name="P13">Regular expression library</text:p>
          <text:list>
            <text:list-item>
              <text:p text:style-name="P13">re as a library</text:p>
            </text:list-item>
          </text:list>
        </text:list-item>
        <text:list-item>
          <text:p text:style-name="P14">Functions</text:p>
          <text:list>
            <text:list-item>
              <text:p text:style-name="P14">def without return will give it all</text:p>
            </text:list-item>
            <text:list-item>
              <text:p text:style-name="P14">def with retun can define whats coming back</text:p>
            </text:list-item>
            <text:list-item>
              <text:p text:style-name="P14">def function(variable=default_value)</text:p>
            </text:list-item>
            <text:list-item>
              <text:p text:style-name="P14">*<text:span text:style-name="T2">args, to specify any input</text:span></text:p>
            </text:list-item>
            <text:list-item>
              <text:p text:style-name="P14">**<text:span text:style-name="T2">quags</text:span></text:p>
            </text:list-item>
            <text:list-item>
              <text:p text:style-name="P14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01 </meta:initial-creator>
    <meta:creation-date>2018-11-20T13:59:08.736722124</meta:creation-date>
    <dc:date>2018-11-21T14:47:57.133945491</dc:date>
    <dc:creator>user01 </dc:creator>
    <meta:editing-duration>PT5H17M16S</meta:editing-duration>
    <meta:editing-cycles>12</meta:editing-cycles>
    <meta:generator>LibreOffice/4.3.7.2$Linux_X86_64 LibreOffice_project/430$Build-2</meta:generator>
    <meta:document-statistic meta:table-count="0" meta:image-count="0" meta:object-count="0" meta:page-count="1" meta:paragraph-count="36" meta:word-count="237" meta:character-count="1154" meta:non-whitespace-character-count="985"/>
  </office:meta>
</office:document-meta>
</file>